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6c0" officeooo:paragraph-rsid="0011d6c0"/>
    </style:style>
    <style:style style:name="P2" style:family="paragraph" style:parent-style-name="Standard">
      <style:text-properties officeooo:rsid="0011d6c0" officeooo:paragraph-rsid="00155183"/>
    </style:style>
    <style:style style:name="P3" style:family="paragraph" style:parent-style-name="Standard">
      <style:text-properties officeooo:rsid="0011d6c0" officeooo:paragraph-rsid="0015cb63"/>
    </style:style>
    <style:style style:name="P4" style:family="paragraph" style:parent-style-name="Standard">
      <style:text-properties officeooo:rsid="0015cb63" officeooo:paragraph-rsid="0015cb63"/>
    </style:style>
    <style:style style:name="P5" style:family="paragraph" style:parent-style-name="Standard">
      <style:text-properties officeooo:rsid="0015e171" officeooo:paragraph-rsid="0015e171"/>
    </style:style>
    <style:style style:name="P6" style:family="paragraph" style:parent-style-name="Standard">
      <style:text-properties officeooo:rsid="001866ae" officeooo:paragraph-rsid="001866ae"/>
    </style:style>
    <style:style style:name="P7" style:family="paragraph" style:parent-style-name="Standard">
      <style:text-properties officeooo:rsid="0019a47b" officeooo:paragraph-rsid="0019a47b"/>
    </style:style>
    <style:style style:name="T1" style:family="text">
      <style:text-properties officeooo:rsid="00155183"/>
    </style:style>
    <style:style style:name="T2" style:family="text">
      <style:text-properties style:text-underline-style="none"/>
    </style:style>
    <style:style style:name="T3" style:family="text">
      <style:text-properties officeooo:rsid="0019a47b"/>
    </style:style>
    <style:style style:name="T4" style:family="text">
      <style:text-properties officeooo:rsid="001a7fd3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echa: 2018/0<text:span text:style-name="T3">3</text:span>/1<text:span text:style-name="T3">5</text:span></text:p>
      <text:p text:style-name="P4">Hora inicio: 17.00h</text:p>
      <text:p text:style-name="P4">Hora fin: <text:span text:style-name="T2">19.00h</text:span></text:p>
      <text:p text:style-name="P1"/>
      <text:p text:style-name="P2">Cliente (hipotético): </text:p>
      <text:p text:style-name="P2"><text:tab/><text:span text:style-name="T1">Auditoría 1: Iván</text:span></text:p>
      <text:p text:style-name="P2"><text:tab/><text:span text:style-name="T1">Auditoría 2: Pablo</text:span></text:p>
      <text:p text:style-name="P2"><text:tab/><text:span text:style-name="T1">Auditoría 3: Aritz</text:span></text:p>
      <text:p text:style-name="P1"/>
      <text:p text:style-name="P1"/>
      <text:p text:style-name="P1"/>
      <text:p text:style-name="P1">Refinamiento: </text:p>
      <text:p text:style-name="P1"><text:tab/><text:span text:style-name="T3">Se mantienen los anteriores puntos y se añaden los siguientes</text:span></text:p>
      <text:p text:style-name="P7"><text:tab/>La cantidad solo puede ser mayor o igual que 0</text:p>
      <text:p text:style-name="P1"><text:tab/>Introducen <text:span text:style-name="T3">el nombre </text:span>del <text:span text:style-name="T3">destinatario y dirección obligatoriamente</text:span></text:p>
      <text:p text:style-name="P1"><text:tab/><text:span text:style-name="T3">Informar de la confirmación del pedido y del nombre de la factura generada</text:span></text:p>
      <text:p text:style-name="P1"><text:tab/><text:span text:style-name="T3">Factura se guarda con nombre, hora y fecha</text:span></text:p>
      <text:p text:style-name="P1"><text:tab/><text:span text:style-name="T3">Se genera un </text:span>informe al artesano del pedido que tiene que realizar (cantidad de materiales por cada pedido)</text:p>
      <text:p text:style-name="P1"><text:tab/><text:span text:style-name="T3">Se</text:span> almacen<text:span text:style-name="T3">a</text:span> información sobre los pedidos realizados <text:span text:style-name="T3">en una base de datos</text:span></text:p>
      <text:p text:style-name="P1"/>
      <text:p text:style-name="P5">Se redacta el documento de especificación de requisitos con el cliente presente:</text:p>
      <text:p text:style-name="P5"><text:tab/>EspecificacionRequisitos.ods</text:p>
      <text:p text:style-name="P5"/>
      <text:p text:style-name="P6">Se aprueban las condiciones generales del proyecto, <text:span text:style-name="T4">así como la fecha de vencimiento del sprint 2 para el 27 de abril de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8:01:50.381103938</meta:creation-date>
    <meta:generator>LibreOffice/5.1.6.2$Linux_X86_64 LibreOffice_project/10m0$Build-2</meta:generator>
    <dc:date>2018-04-19T18:19:47.650329558</dc:date>
    <meta:editing-duration>PT2H25M44S</meta:editing-duration>
    <meta:editing-cycles>10</meta:editing-cycles>
    <meta:document-statistic meta:table-count="0" meta:image-count="0" meta:object-count="0" meta:page-count="1" meta:paragraph-count="18" meta:word-count="135" meta:character-count="854" meta:non-whitespace-character-count="724"/>
  </office:meta>
</office:document-meta>
</file>